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color="#c0c0c0" loext:opacity="100%"/>
    </style:style>
    <style:style style:name="T6" style:family="text">
      <style:text-properties fo:color="#c0c0c0" loext:opacity="100%" fo:font-weight="bold" officeooo:rsid="002deeba" style:font-weight-asian="bold" style:font-weight-complex="bold"/>
    </style:style>
    <style:style style:name="T7" style:family="text">
      <style:text-properties fo:color="#808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2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2"/>
      <text:p text:style-name="P3">Conda in script</text:p>
      <text:p text:style-name="P5">#! /usr/bin/bash</text:p>
      <text:p text:style-name="P5">source /home/user/anaconda3/etc/profile.d/conda.sh</text:p>
      <text:p text:style-name="P5">conda activate yolo5</text:p>
      <text:p text:style-name="P5"/>
      <text:p text:style-name="P4">Проверка загрузки NPU</text:p>
      <text:p text:style-name="P5"><text:span text:style-name="Strong_20_Emphasis"><text:span text:style-name="T1">watch -n 1 cat /sys/kernel/debug/rknpu/load</text:span></text:span></text:p>
      <text:p text:style-name="P5"><text:span text:style-name="Strong_20_Emphasis"><text:span text:style-name="T1"/></text:span></text:p>
      <text:p text:style-name="P7"><text:span text:style-name="Strong_20_Emphasis"><text:span text:style-name="T4">Поиск текста в файлах директории</text:span></text:span></text:p>
      <text:p text:style-name="P6"><text:span text:style-name="Strong_20_Emphasis"><text:span text:style-name="T2">grep -iRl "фраза" /директория/где/искать</text:span></text:span></text:p>
      <text:p text:style-name="P7"><text:span text:style-name="Strong_20_Emphasis"><text:span text:style-name="T4"/></text:span></text:p>
      <text:p text:style-name="P6"><text:span text:style-name="Strong_20_Emphasis"><text:span text:style-name="T4">вывести</text:span></text:span><text:span text:style-name="Strong_20_Emphasis"><text:span text:style-name="T6"> </text:span></text:span><text:span text:style-name="Strong_20_Emphasis"><text:span text:style-name="T4">переменные</text:span></text:span><text:span text:style-name="Strong_20_Emphasis"><text:span text:style-name="T6"> </text:span></text:span><text:span text:style-name="Strong_20_Emphasis"><text:span text:style-name="T4">CMake:</text:span></text:span></text:p>
      <text:p text:style-name="P11">get_cmake_property(_variableNames<text:span text:style-name="T5"> </text:span>VARIABLES)</text:p>
      <text:p text:style-name="P11">list<text:span text:style-name="T5"> </text:span>(SORT<text:span text:style-name="T5"> </text:span>_variableNames)</text:p>
      <text:p text:style-name="P11"><text:span text:style-name="T7">foreach</text:span><text:span text:style-name="T5"> </text:span>(_variableName<text:span text:style-name="T5"> </text:span>${_variableNames})</text:p>
      <text:p text:style-name="P11"><text:span text:style-name="T5"><text:s text:c="4"/></text:span>message(STATUS<text:span text:style-name="T5"> </text:span>"${_variableName}=${${_variableName}}")</text:p>
      <text:p text:style-name="P11">endforeach()</text:p>
      <text:p text:style-name="P7"><text:span text:style-name="Strong_20_Emphasis"><text:span text:style-name="T4"/></text:span></text:p>
      <text:p text:style-name="P7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7"><text:span text:style-name="Strong_20_Emphasis"><text:span text:style-name="T2">$ (date; who) | tee save | wc</text:span></text:span></text:p>
      <text:p text:style-name="P7"><text:span text:style-name="Strong_20_Emphasis"><text:span text:style-name="T2"><text:tab/><text:tab/>3 <text:s/>16 <text:s/>89</text:span></text:span></text:p>
      <text:p text:style-name="P7"><text:span text:style-name="Strong_20_Emphasis"><text:span text:style-name="T2">cat save</text:span></text:span></text:p>
      <text:p text:style-name="P7"><text:span text:style-name="Strong_20_Emphasis"><text:span text:style-name="T2">Fri Oct 11 03:24:42 PM MSK 2024</text:span></text:span></text:p>
      <text:p text:style-name="P7"><text:span text:style-name="Strong_20_Emphasis"><text:span text:style-name="T2">user <text:s text:c="4"/>:1 <text:s text:c="10"/>2024-10-11 09:47 (:1)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8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8"><text:span text:style-name="Strong_20_Emphasis"><text:span text:style-name="T2">«в фоновом режиме»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8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var<text:tab/><text:tab/>значение переменной оболочки var</text:span></text:span></text:p>
      <text:p text:style-name="P8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8"><text:span text:style-name="Strong_20_Emphasis"><text:span text:style-name="T2">p1 &amp;&amp; p2<text:tab/>запускает p1; в случае успеха запускает p2</text:span></text:span></text:p>
      <text:p text:style-name="P8"><text:span text:style-name="Strong_20_Emphasis"><text:span text:style-name="T2">p1 || p2<text:tab/>запускает p1; в случае неудачи запускает p2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8"><text:span text:style-name="Strong_20_Emphasis"><text:span text:style-name="T2"/></text:span></text:p>
      <text:p text:style-name="P9"><text:span text:style-name="Strong_20_Emphasis"><text:span text:style-name="T2">$ echo 'chmod +x $1' &gt;cx <text:s/><text:tab/><text:tab/>Сначала создать cx</text:span></text:span></text:p>
      <text:p text:style-name="P9"><text:span text:style-name="Strong_20_Emphasis"><text:span text:style-name="T2">$ sh cx cx<text:tab/><text:tab/><text:tab/><text:tab/><text:tab/>Сделать файл cx исполняемым</text:span></text:span></text:p>
      <text:p text:style-name="P9"><text:span text:style-name="Strong_20_Emphasis"><text:span text:style-name="T2">$ echo echo Hi, there! &gt;hello<text:tab/><text:tab/>Создать тестовую программу</text:span></text:span></text:p>
      <text:p text:style-name="P9"><text:span text:style-name="Strong_20_Emphasis"><text:span text:style-name="T2">$ hello<text:tab/><text:tab/><text:tab/><text:tab/><text:tab/>Опробовать ее</text:span></text:span></text:p>
      <text:p text:style-name="P8"><text:span text:style-name="Strong_20_Emphasis"><text:span text:style-name="T2">hello: cannot execute</text:span></text:span></text:p>
      <text:p text:style-name="P9"><text:span text:style-name="Strong_20_Emphasis"><text:span text:style-name="T2">$ cx hello<text:tab/><text:tab/><text:tab/><text:tab/><text:tab/>Сделать ее исполняемой</text:span></text:span></text:p>
      <text:p text:style-name="P9"><text:span text:style-name="Strong_20_Emphasis"><text:span text:style-name="T2">$ hello<text:tab/><text:tab/><text:tab/><text:tab/><text:tab/>Попробовать еще раз</text:span></text:span></text:p>
      <text:p text:style-name="P9"><text:span text:style-name="Strong_20_Emphasis"><text:span text:style-name="T2">Hi, there!<text:tab/><text:tab/><text:tab/><text:tab/><text:tab/>Работает</text:span></text:span></text:p>
      <text:p text:style-name="P8"><text:span text:style-name="Strong_20_Emphasis"><text:span text:style-name="T4">$ mv cx /usr/you/bin</text:span></text:span></text:p>
      <text:p text:style-name="P8"><text:span text:style-name="Strong_20_Emphasis"><text:span text:style-name="T2">$ rm hello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8"><text:span text:style-name="Strong_20_Emphasis"><text:span text:style-name="T4">echo At the tone the time will be `date`.</text:span></text:span></text:p>
      <text:p text:style-name="P8"><text:span text:style-name="Strong_20_Emphasis"><text:span text:style-name="T2">At the tone the time will be Fri Oct 11 04:39:07 PM MSK 2024.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oft-page-break/><text:span text:style-name="Strong_20_Emphasis"><text:span text:style-name="T2"/></text:span></text:p>
      <text:p text:style-name="P8"><text:span text:style-name="Strong_20_Emphasis"><text:span text:style-name="T2">Установить cx</text:span></text:span></text:p>
      <text:p text:style-name="P8"><text:span text:style-name="Strong_20_Emphasis"><text:span text:style-name="T2">Очистить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echo 'echo $x' &gt;echox</text:span></text:span></text:p>
      <text:p text:style-name="P8"><text:span text:style-name="Strong_20_Emphasis"><text:span text:style-name="T2">$ cx echox</text:span></text:span></text:p>
      <text:p text:style-name="P8"><text:span text:style-name="Strong_20_Emphasis"><text:span text:style-name="T2">$ echo $x</text:span></text:span></text:p>
      <text:p text:style-name="P10"><text:span text:style-name="Strong_20_Emphasis"><text:span text:style-name="T2">Hello<text:tab/><text:tab/><text:tab/>Как и раньше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echox</text:span></text:span></text:p>
      <text:p text:style-name="P8"><text:span text:style-name="Strong_20_Emphasis"><text:span text:style-name="T2"><text:tab/><text:tab/><text:tab/>В подоболочке x не установлена</text:span></text:span></text:p>
      <text:p text:style-name="P8"><text:span text:style-name="Strong_20_Emphasis"><text:span text:style-name="T2">$ x=Hi echox</text:span></text:span></text:p>
      <text:p text:style-name="P10"><text:span text:style-name="Strong_20_Emphasis"><text:span text:style-name="T2">Hi<text:tab/><text:tab/><text:tab/>Значение x передано в подоболочку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8"><text:span text:style-name="Strong_20_Emphasis"><text:span text:style-name="T2">&gt;file<text:tab/><text:tab/><text:tab/>направляет стандартный вывод в file</text:span></text:span></text:p>
      <text:p text:style-name="P8"><text:span text:style-name="Strong_20_Emphasis"><text:span text:style-name="T2">&gt;&gt;file<text:tab/><text:tab/>добавляет стандартный вывод в file</text:span></text:span></text:p>
      <text:p text:style-name="P8"><text:span text:style-name="Strong_20_Emphasis"><text:span text:style-name="T2">&lt;file<text:tab/><text:tab/><text:tab/>получает стандартный ввод из file</text:span></text:span></text:p>
      <text:p text:style-name="P8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8"><text:span text:style-name="Strong_20_Emphasis"><text:span text:style-name="T2">^<text:tab/><text:tab/><text:tab/>устаревший синоним для |</text:span></text:span></text:p>
      <text:p text:style-name="P8"><text:span text:style-name="Strong_20_Emphasis"><text:span text:style-name="T2">n&gt;file<text:tab/><text:tab/>прямой вывод из файлового дескриптора n в file</text:span></text:span></text:p>
      <text:p text:style-name="P8"><text:span text:style-name="Strong_20_Emphasis"><text:span text:style-name="T2">n&gt;&gt;file<text:tab/><text:tab/>добавляет вывод из файлового дескриптора n в file</text:span></text:span></text:p>
      <text:p text:style-name="P8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8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8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8"><text:span text:style-name="Strong_20_Emphasis"><text:span text:style-name="T2">&lt;&lt;\s<text:tab/><text:tab/><text:tab/>встроенный документ без подстановок</text:span></text:span></text:p>
      <text:p text:style-name="P8"><text:span text:style-name="Strong_20_Emphasis"><text:span text:style-name="T2">&lt;&lt;'s'<text:tab/><text:tab/><text:tab/>встроенный документ без подстановок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10-14T16:38:22.729208093</dc:date>
    <meta:editing-duration>PT11H8M24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2" meta:paragraph-count="72" meta:word-count="563" meta:character-count="3778" meta:non-whitespace-character-count="3209"/>
  </office:meta>
</office:document-meta>
</file>